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AssemblingConfiguration.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ckagePrivateTest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AssemblingConfiguration.testBean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ableMBeanExportConfigurationTests.validateMBeanAttribute( MBeanServer server , String objectName , String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xyConfiguration.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MBeanExportConfigurationTests.load( Class &lt; ? &gt; ...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MBeanExportConfigurationTests.testComponentSc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ckagePrivateConfiguration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PrivateInterfaceImplementationConfiguration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MBeanExportConfigurationTests.testPackagePrivateImplementationCantBeExp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ableMBeanExportConfigurationTests.testOnlyTargetClassIsExp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ckagePrivateAnnotationTestBean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ckagePrivateConfiguration.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PrivateAnnotationTestBean.setBar( String 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MBeanExportConfigurationTests.testPackagePrivateExtensionCantBeExp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nentScanConfiguration.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ceholderBasedConfiguration.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figuration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zyAssemblingConfiguration.notLoa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ceholderBasedConfiguration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zyAssemblingConfiguration.dynam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PrivateExtensionConfiguration.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MBeanExportConfigurationTests.testLazyNam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ableMBeanExportConfigurationTests.testLazyAssemb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ckagePrivateAnnotationTestBean.getCache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PrivateAnnotationTestBean.get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MBeanExportConfigurationTests.testPackagePrivateClassExtensionCanBeExp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AssemblingConfiguration.testBean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PrivateInterfaceImplementationConfiguration.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MBeanExportConfigurationTests.testPlaceholderBa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ableMBeanExportConfigurationTests.close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ckagePrivateTest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AssemblingConfiguration.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NamingConfiguration.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NamingConfiguration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ckagePrivateExtensionConfiguration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ableMBeanExportConfigurationTests.validateAnnotation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